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, Georgia, 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inherit" svg:font-family="inherit"/>
  </office:font-face-decls>
  <office:automatic-styles>
    <style:style style:name="P1" style:family="paragraph" style:parent-style-name="Preformatted_20_Text">
      <style:text-properties officeooo:paragraph-rsid="001c53fe"/>
    </style:style>
    <style:style style:name="P2" style:family="paragraph" style:parent-style-name="Text_20_body">
      <style:text-properties officeooo:rsid="001b1e0a" officeooo:paragraph-rsid="001b1e0a"/>
    </style:style>
    <style:style style:name="P3" style:family="paragraph" style:parent-style-name="Text_20_body">
      <style:text-properties officeooo:rsid="001b2115" officeooo:paragraph-rsid="001b2115"/>
    </style:style>
    <style:style style:name="P4" style:family="paragraph" style:parent-style-name="Text_20_body">
      <style:text-properties officeooo:rsid="001f6c27" officeooo:paragraph-rsid="001f6c27"/>
    </style:style>
    <style:style style:name="P5" style:family="paragraph" style:parent-style-name="Text_20_body">
      <style:text-properties officeooo:rsid="001f6c27" officeooo:paragraph-rsid="00258aae"/>
    </style:style>
    <style:style style:name="P6" style:family="paragraph" style:parent-style-name="Text_20_body">
      <style:text-properties officeooo:rsid="001f6c27" officeooo:paragraph-rsid="003528dc"/>
    </style:style>
    <style:style style:name="P7" style:family="paragraph" style:parent-style-name="Preformatted_20_Text">
      <style:text-properties officeooo:paragraph-rsid="0021c966"/>
    </style:style>
    <style:style style:name="P8" style:family="paragraph" style:parent-style-name="Preformatted_20_Text">
      <style:text-properties fo:font-variant="normal" fo:text-transform="none" fo:color="#333333" loext:opacity="100%" style:font-name="SFMono-Regular" fo:font-size="9pt" fo:letter-spacing="normal" fo:font-style="normal" fo:font-weight="normal" officeooo:rsid="0022c8ec" officeooo:paragraph-rsid="0022c8ec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00600" loext:opacity="100%" style:font-name="Merriweather" fo:font-size="12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100600" loext:opacity="100%" style:font-name="Merriweather" fo:font-size="12pt" fo:letter-spacing="normal" fo:font-style="normal" fo:font-weight="normal" officeooo:paragraph-rsid="002bf7d9"/>
    </style:style>
    <style:style style:name="P11" style:family="paragraph" style:parent-style-name="Text_20_body">
      <style:text-properties fo:font-variant="normal" fo:text-transform="none" fo:color="#100600" loext:opacity="100%" style:font-name="Merriweather" fo:font-size="12pt" fo:letter-spacing="normal" fo:font-style="normal" fo:font-weight="normal" officeooo:rsid="0022c8ec" officeooo:paragraph-rsid="0022c8ec"/>
    </style:style>
    <style:style style:name="P12" style:family="paragraph" style:parent-style-name="Text_20_body">
      <style:text-properties fo:font-variant="normal" fo:text-transform="none" fo:color="#100600" loext:opacity="100%" fo:letter-spacing="normal" officeooo:rsid="0022c8ec" officeooo:paragraph-rsid="0022c8ec"/>
    </style:style>
    <style:style style:name="P13" style:family="paragraph" style:parent-style-name="Preformatted_20_Text">
      <style:text-properties officeooo:rsid="0022c8ec" officeooo:paragraph-rsid="0022c8ec"/>
    </style:style>
    <style:style style:name="P14" style:family="paragraph" style:parent-style-name="Text_20_body">
      <style:text-properties officeooo:rsid="0022c8ec" officeooo:paragraph-rsid="0022c8ec"/>
    </style:style>
    <style:style style:name="P15" style:family="paragraph" style:parent-style-name="Text_20_body">
      <style:text-properties officeooo:rsid="0022c8ec" officeooo:paragraph-rsid="0030c5f5"/>
    </style:style>
    <style:style style:name="P16" style:family="paragraph" style:parent-style-name="Text_20_body">
      <style:text-properties officeooo:paragraph-rsid="002bf7d9"/>
    </style:style>
    <style:style style:name="P17" style:family="paragraph" style:parent-style-name="Text_20_body">
      <style:text-properties officeooo:rsid="00320e5f" officeooo:paragraph-rsid="00320e5f"/>
    </style:style>
    <style:style style:name="P18" style:family="paragraph" style:parent-style-name="Text_20_body">
      <style:text-properties officeooo:rsid="00339f90" officeooo:paragraph-rsid="00339f90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00600" loext:opacity="100%" style:font-name="Merriweather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fo:font-variant="normal" fo:text-transform="none" fo:color="#100600" loext:opacity="100%" style:font-name="Merriweather" fo:font-size="12pt" fo:letter-spacing="normal" fo:font-style="normal" fo:font-weight="normal"/>
    </style:style>
    <style:style style:name="P22" style:family="paragraph" style:parent-style-name="Text_20_body">
      <style:text-properties officeooo:rsid="0022c8ec" officeooo:paragraph-rsid="0022c8ec"/>
    </style:style>
    <style:style style:name="T1" style:family="text">
      <style:text-properties officeooo:rsid="001c53fe"/>
    </style:style>
    <style:style style:name="T2" style:family="text">
      <style:text-properties officeooo:rsid="00247451"/>
    </style:style>
    <style:style style:name="T3" style:family="text">
      <style:text-properties officeooo:rsid="00258aae"/>
    </style:style>
    <style:style style:name="T4" style:family="text">
      <style:text-properties officeooo:rsid="00262347"/>
    </style:style>
    <style:style style:name="T5" style:family="text">
      <style:text-properties officeooo:rsid="002a0169"/>
    </style:style>
    <style:style style:name="T6" style:family="text">
      <style:text-properties fo:font-variant="normal" fo:text-transform="none" fo:color="#100600" loext:opacity="100%" style:font-name="inherit" fo:font-size="12pt" fo:letter-spacing="normal" fo:font-style="normal" fo:font-weight="normal"/>
    </style:style>
    <style:style style:name="T7" style:family="text">
      <style:text-properties fo:font-variant="normal" fo:text-transform="none" fo:color="#100600" loext:opacity="100%" style:font-name="Merriweather" fo:font-size="12pt" fo:letter-spacing="normal" fo:font-style="normal" fo:font-weight="normal"/>
    </style:style>
    <style:style style:name="T8" style:family="text">
      <style:text-properties fo:font-variant="normal" fo:text-transform="none" fo:color="#100600" loext:opacity="100%" style:font-name="Merriweather" fo:font-size="12pt" fo:letter-spacing="normal" fo:font-style="normal" fo:font-weight="bold"/>
    </style:style>
    <style:style style:name="T9" style:family="text">
      <style:text-properties officeooo:rsid="002bf7d9"/>
    </style:style>
    <style:style style:name="T10" style:family="text">
      <style:text-properties style:font-name="Merriweather" fo:font-size="12pt" fo:font-style="normal" fo:font-weight="normal"/>
    </style:style>
    <style:style style:name="T11" style:family="text">
      <style:text-properties officeooo:rsid="0030c5f5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/opt/ros/<text:span text:style-name="T1">humble</text:span>/setup.bash</text:p>
      <text:p text:style-name="P1"/>
      <text:p text:style-name="P1"><text:bookmark text:name="codecell10"/>colcon build --mixin release</text:p>
      <text:p text:style-name="Text_20_body"><text:line-break/>if the build is generally having trouble completing on your computer then use:</text:p>
      <text:p text:style-name="Text_20_body">--executor sequential</text:p>
      <text:p text:style-name="P7"/>
      <text:p text:style-name="P2">for panda spawing:</text:p>
      <text:p text:style-name="P2">first run this </text:p>
      <text:p text:style-name="Text_20_body">source ~/moveit_ws/install/setup.bash</text:p>
      <text:p text:style-name="P2">then this:</text:p>
      <text:p text:style-name="Text_20_body">ros2 launch moveit2_tutorials demo.launch.py</text:p>
      <text:p text:style-name="P3">Planing request</text:p>
      <text:p text:style-name="P3">ros2 launch moveit2_tutorials demo.launch.py rviz_config:=your_rviz_config.rviz</text:p>
      <text:p text:style-name="P3"/>
      <text:p text:style-name="P3">#include &lt;cstdio&gt;</text:p>
      <text:p text:style-name="P3"/>
      <text:p text:style-name="P3">int main(int argc, char ** argv)</text:p>
      <text:p text:style-name="P3">{</text:p>
      <text:p text:style-name="P3"><text:s text:c="2"/>(void) argc;</text:p>
      <text:p text:style-name="P3"><text:s text:c="2"/>(void) argv;</text:p>
      <text:p text:style-name="P3"/>
      <text:p text:style-name="P3"><text:s text:c="2"/>printf("hello world hello_moveit package\n");</text:p>
      <text:p text:style-name="P3"><text:s text:c="2"/>return 0;</text:p>
      <text:p text:style-name="P3">}</text:p>
      <text:p text:style-name="P4">running only one pkg:</text:p>
      <text:p text:style-name="P4">colcon build --packages-select hello_moveit</text:p>
      <text:p text:style-name="P4"/>
      <text:p text:style-name="P4">mv ~/moveit_ws/src/hello_moveit ~/ros2_ws/src/</text:p>
      <text:p text:style-name="P14">ek folder peechy: cd ../</text:p>
      <text:p text:style-name="P14"/>
      <text:p text:style-name="P14">------------------------------------------------------------------------------------------------------------------------</text:p>
      <text:p text:style-name="P14"/>
      <text:p text:style-name="P5">mv ~/moveit_ws/src/<text:span text:style-name="T3">6_dof_arm</text:span> ~/ros2_ws/src/</text:p>
      <text:p text:style-name="P8"><text:bookmark text:name="codecell6"/><text:soft-page-break/>ros2 pkg create --build-type ament_cmake <text:span text:style-name="T2">6_dof_arm</text:span></text:p>
      <text:p text:style-name="P13"/>
      <text:p text:style-name="P14">ros2 run xacro xacro ~/<text:span text:style-name="T4">six_dof_arm</text:span>/six_dof_arm.urdf.xacro -o six_dof_arm.urdf</text:p>
      <text:p text:style-name="P14"/>
      <text:p text:style-name="P14">colcon build --packages-select <text:span text:style-name="T5">six</text:span>_dof_arm</text:p>
      <text:p text:style-name="P14"/>
      <text:p text:style-name="P14">ros2 launch urdf_tutorial display.launch.pymodel:=/home/scl-ncai/ros2_ws/src/six_dof_arm/urdf/six_dof_arm.urdf.xacro</text:p>
      <text:p text:style-name="P15">colcon build --packages-select <text:span text:style-name="T11">moveit_config</text:span></text:p>
      <text:p text:style-name="P13"><text:span text:style-name="Source_20_Text"><text:span text:style-name="T6">source ~/.bashrc</text:span></text:span></text:p>
      <text:p text:style-name="P16"><text:line-break/>~/ros2_ws/src/six_dof_arm/urdf/<text:span text:style-name="T9">six_dof_arm.urdf</text:span></text:p>
      <text:p text:style-name="P17">Time saving cmds:</text:p>
      <text:p text:style-name="P16">sed -i 's/package_name="moveit_config"/package_name="six_dof_arm_moveit_config"/g' *.py</text:p>
      <text:p text:style-name="P16">sed -i 's/MoveItConfigsBuilder("fanuc"/MoveItConfigsBuilder("six_dof_arm"/g' *.py</text:p>
      <text:p text:style-name="P16">~/ros2_ws$ rm -rf ~/ros2_ws/log/six_dof_arm</text:p>
      <text:p text:style-name="P16">scl-ncai@SCL-NCAI:~/ros2_ws$ rm -rf ~/ros2_ws/install/six_dof_arm</text:p>
      <text:p text:style-name="P16">scl-ncai@SCL-NCAI:~/ros2_ws$ rm -rf ~/ros2_ws/build/six_dof_arm</text:p>
      <text:p text:style-name="P16">scl-ncai@SCL-NCAI:~/ros2_ws$ </text:p>
      <text:p text:style-name="P16"/>
      <text:p text:style-name="P6">colcon build --packages-select six_dof_arm</text:p>
      <text:p text:style-name="P6">ros2 launch urdf_tutorial display.launch.py model:=/home/scl-ncai/ros2_ws/src/six_dof_arm/urdf/six_dof_arm.urdf.xacro</text:p>
      <text:p text:style-name="P10">When you want a robot to move a specific part of its body, like an arm, a gripper, or a hand, you need to tell the computer which parts of the robot should move together. This is where “planning groups” come into play.</text:p>
      <text:p text:style-name="Text_20_body"><text:line-break/><text:span text:style-name="T7">Set the </text:span><text:span text:style-name="Strong_20_Emphasis"><text:span text:style-name="T8">Group Default Planner </text:span></text:span><text:span text:style-name="T7">for OMPL Planning to </text:span><text:span text:style-name="Strong_20_Emphasis"><text:span text:style-name="T8">RRTConnect</text:span></text:span><text:span text:style-name="T7">.</text:span></text:p>
      <text:p text:style-name="P9">RRTConnect stands for Rapidly-exploring Random Tree Connect. The algorithm works by growing two trees simultaneously – one from the start pose and one from the goal pose. It attempts to connect these trees to find a valid path.</text:p>
      <text:p text:style-name="Text_20_body"/>
      <text:p text:style-name="P12"><text:span text:style-name="Strong_20_Emphasis"><text:span text:style-name="T10">KDLKinematicsPlugin</text:span></text:span> : <text:span text:style-name="T10">this plugin calculates the best way to achieve that by adjusting the angles of the joints.</text:span></text:p>
      <text:p text:style-name="P11">The joint trajectory controller is responsible for generating smooth motions of multiple joints over time. </text:p>
      <text:list xml:id="list3624957838" text:style-name="L1">
        <text:list-header>
          <text:p text:style-name="P19"><text:soft-page-break/></text:p>
        </text:list-header>
      </text:list>
      <text:p text:style-name="P11">MoveIt Controllers are like translators that MoveIt uses to communicate with your robot. They don’t do the actual controlling.</text:p>
      <text:p text:style-name="P14"/>
      <text:p text:style-name="P14"/>
      <text:p text:style-name="P14"/>
      <text:p text:style-name="P11">For robotic arms, padding offset means:</text:p>
      <text:list xml:id="list3551848294" text:style-name="L2">
        <text:list-item>
          <text:p text:style-name="P20">The arm treats objects as slightly larger than they actually are.</text:p>
        </text:list-item>
        <text:list-item>
          <text:p text:style-name="P21">This extra “cushion” helps prevent the arm from accidentally bumping into things.</text:p>
        </text:list-item>
        <text:list-item>
          <text:p text:style-name="P21">It allows the arm to plan safer movements, especially in tight spaces or when working close to objects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8">How to put any software in apps in ubuntu using terminal:scl-ncai@SCL-NCAI:~/Downloads/blender-4.5.3-linux-x64$ cd </text:p>
      <text:p text:style-name="P18">scl-ncai@SCL-NCAI:~$ mkdir blender</text:p>
      <text:p text:style-name="P18">scl-ncai@SCL-NCAI:~$ mv ~/Downloads/blender-4.5.3-linux-x64 ~/blender</text:p>
      <text:p text:style-name="P18">scl-ncai@SCL-NCAI:~$ cd blender</text:p>
      <text:p text:style-name="P18">scl-ncai@SCL-NCAI:~/blender$ ls</text:p>
      <text:p text:style-name="P18">blender-4.5.3-linux-x64</text:p>
      <text:p text:style-name="P18">scl-ncai@SCL-NCAI:~/blender$ ls -la</text:p>
      <text:p text:style-name="P18">total 12</text:p>
      <text:p text:style-name="P18">drwxrwxr-x <text:s/>3 scl-ncai scl-ncai 4096 Oct 10 12:05 .</text:p>
      <text:p text:style-name="P18">drwxr-x--- 29 scl-ncai scl-ncai 4096 Oct 10 12:04 ..</text:p>
      <text:p text:style-name="P18">drwxr-xr-x <text:s/>7 scl-ncai scl-ncai 4096 Sep <text:s/>9 13:59 blender-4.5.3-linux-x64</text:p>
      <text:p text:style-name="P18">scl-ncai@SCL-NCAI:~/blender$ ls la</text:p>
      <text:p text:style-name="P18">ls: cannot access 'la': No such file or directory</text:p>
      <text:p text:style-name="P18">scl-ncai@SCL-NCAI:~/blender$ ls -la</text:p>
      <text:p text:style-name="P18">total 12</text:p>
      <text:p text:style-name="P18">drwxrwxr-x <text:s/>3 scl-ncai scl-ncai 4096 Oct 10 12:05 .</text:p>
      <text:p text:style-name="P18">drwxr-x--- 29 scl-ncai scl-ncai 4096 Oct 10 12:04 ..</text:p>
      <text:p text:style-name="P18">drwxr-xr-x <text:s/>7 scl-ncai scl-ncai 4096 Sep <text:s/>9 13:59 blender-4.5.3-linux-x64</text:p>
      <text:p text:style-name="P18">scl-ncai@SCL-NCAI:~/blender$ cd ~/blender/blender-4.5.3-linux-x64</text:p>
      <text:p text:style-name="P18">scl-ncai@SCL-NCAI:~/blender/blender-4.5.3-linux-x64$ ls -la</text:p>
      <text:p text:style-name="P18">total 166204</text:p>
      <text:p text:style-name="P18">drwxr-xr-x 7 scl-ncai scl-ncai <text:s text:c="5"/>4096 Sep <text:s/>9 13:59 .</text:p>
      <text:p text:style-name="P18">drwxrwxr-x 3 scl-ncai scl-ncai <text:s text:c="5"/>4096 Oct 10 12:05 ..</text:p>
      <text:p text:style-name="P18">drwxr-xr-x 6 scl-ncai scl-ncai <text:s text:c="5"/>4096 Sep <text:s/>9 13:59 4.5</text:p>
      <text:p text:style-name="P18">-rwxr-xr-x 1 scl-ncai scl-ncai 163554136 Sep <text:s/>9 06:40 blender</text:p>
      <text:p text:style-name="P18">-rw-r--r-- 1 scl-ncai scl-ncai <text:s text:c="5"/>5626 Jul <text:s/>1 02:19 blender.desktop</text:p>
      <text:p text:style-name="P18">-rwxr-xr-x 1 scl-ncai scl-ncai <text:s text:c="6"/>389 Jul <text:s/>1 02:19 blender-launcher</text:p>
      <text:p text:style-name="P18">-rwxr-xr-x 1 scl-ncai scl-ncai <text:s text:c="6"/>728 Jul <text:s/>1 02:19 blender-softwaregl</text:p>
      <text:p text:style-name="P18"><text:soft-page-break/>-rw-r--r-- 1 scl-ncai scl-ncai <text:s text:c="5"/>1732 Jul <text:s/>1 02:19 blender.svg</text:p>
      <text:p text:style-name="P18">-rw-r--r-- 1 scl-ncai scl-ncai <text:s text:c="5"/>3874 Jul <text:s/>1 02:19 blender-symbolic.svg</text:p>
      <text:p text:style-name="P18">-rwxr-xr-x 1 scl-ncai scl-ncai <text:s text:c="6"/>539 Jul <text:s/>1 06:30 blender-system-info.sh</text:p>
      <text:p text:style-name="P18">-rwxr-xr-x 1 scl-ncai scl-ncai <text:s text:c="2"/>6561384 Sep <text:s/>9 06:38 blender-thumbnailer</text:p>
      <text:p text:style-name="P18">-rw-r--r-- 1 scl-ncai scl-ncai <text:s text:c="5"/>1585 Jul <text:s/>1 02:19 copyright.txt</text:p>
      <text:p text:style-name="P18">drwxr-xr-x 5 scl-ncai scl-ncai <text:s text:c="5"/>4096 Sep <text:s/>9 13:59 lib</text:p>
      <text:p text:style-name="P18">drwxr-xr-x 4 scl-ncai scl-ncai <text:s text:c="5"/>4096 Sep <text:s/>9 13:59 license</text:p>
      <text:p text:style-name="P18">-rw-r--r-- 1 scl-ncai scl-ncai <text:s text:c="5"/>5874 Jul <text:s/>1 06:30 readme.html</text:p>
      <text:p text:style-name="P18">drwxr-xr-x 2 scl-ncai scl-ncai <text:s text:c="5"/>4096 Sep <text:s/>9 13:59 textures</text:p>
      <text:p text:style-name="P18">drwxr-xr-x 3 scl-ncai scl-ncai <text:s text:c="5"/>4096 Sep <text:s/>9 13:59 usd</text:p>
      <text:p text:style-name="P18">scl-ncai@SCL-NCAI:~/blender/blender-4.5.3-linux-x64$ cd ~/.local/share/applications</text:p>
      <text:p text:style-name="P18">scl-ncai@SCL-NCAI:~/.local/share/applications$ sudo nano blender.desktop</text:p>
      <text:p text:style-name="P18">[sudo] password for scl-ncai: </text:p>
      <text:p text:style-name="P18">scl-ncai@SCL-NCAI:~/.local/share/applications$ ls -la</text:p>
      <text:p text:style-name="P18">total 20</text:p>
      <text:p text:style-name="P18">drwx------ <text:s/>2 scl-ncai scl-ncai 4096 Oct 10 12:19 .</text:p>
      <text:p text:style-name="P18">drwx------ 29 scl-ncai scl-ncai 4096 Oct 10 12:08 ..</text:p>
      <text:p text:style-name="P18">-rw-r--r-- <text:s/>1 root <text:s text:c="4"/>root <text:s text:c="5"/>329 Oct 10 12:19 blender.desktop</text:p>
      <text:p text:style-name="P18">-rw-rw-r-- <text:s/>1 scl-ncai scl-ncai <text:s/>101 Jun <text:s/>4 19:32 cursor.desktop</text:p>
      <text:p text:style-name="P18">-rw-rw-r-- <text:s/>1 scl-ncai scl-ncai <text:s text:c="3"/>0 Feb 27 <text:s/>2025 mimeapps.list</text:p>
      <text:p text:style-name="P18">-rw-rw-r-- <text:s/>1 scl-ncai scl-ncai <text:s text:c="2"/>13 Oct <text:s/>9 14:10 mimeinfo.cache</text:p>
      <text:p text:style-name="P18">scl-ncai@SCL-NCAI:~/.local/share/applications$ 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, Georgia, 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0:09:02.212790799</meta:creation-date>
    <dc:date>2025-10-15T11:29:35.371501916</dc:date>
    <meta:editing-duration>PT4H54M1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6" meta:paragraph-count="102" meta:word-count="682" meta:character-count="5604" meta:non-whitespace-character-count="4897"/>
  </office:meta>
</office:document-meta>
</file>